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ad63" officeooo:paragraph-rsid="000fad63"/>
    </style:style>
    <style:style style:name="P2" style:family="paragraph" style:parent-style-name="Text_20_body">
      <style:text-properties officeooo:rsid="001191b3" officeooo:paragraph-rsid="001191b3"/>
    </style:style>
    <style:style style:name="P3" style:family="paragraph" style:parent-style-name="Text_20_body">
      <style:text-properties fo:font-weight="bold" officeooo:rsid="0012c8ca" officeooo:paragraph-rsid="0012c8ca" style:font-weight-asian="bold" style:font-weight-complex="bold"/>
    </style:style>
    <style:style style:name="P4" style:family="paragraph" style:parent-style-name="Text_20_body">
      <style:text-properties fo:font-weight="bold" officeooo:rsid="00137a04" officeooo:paragraph-rsid="00137a04" style:font-weight-asian="bold" style:font-weight-complex="bold"/>
    </style:style>
    <style:style style:name="P5" style:family="paragraph" style:parent-style-name="Text_20_body">
      <style:text-properties fo:font-weight="bold" officeooo:rsid="00139732" officeooo:paragraph-rsid="00139732" style:font-weight-asian="bold" style:font-weight-complex="bold"/>
    </style:style>
    <style:style style:name="P6" style:family="paragraph" style:parent-style-name="Text_20_body">
      <style:text-properties fo:font-weight="bold" officeooo:rsid="0013ae21" officeooo:paragraph-rsid="0013ae21" style:font-weight-asian="bold" style:font-weight-complex="bold"/>
    </style:style>
    <style:style style:name="P7" style:family="paragraph" style:parent-style-name="Text_20_body">
      <style:text-properties fo:font-weight="bold" officeooo:rsid="004b38eb" officeooo:paragraph-rsid="004b38eb" style:font-weight-asian="bold" style:font-weight-complex="bold"/>
    </style:style>
    <style:style style:name="P8" style:family="paragraph" style:parent-style-name="Text_20_body">
      <style:text-properties fo:font-weight="bold" officeooo:rsid="004cc331" officeooo:paragraph-rsid="004cc331" style:font-weight-asian="bold" style:font-weight-complex="bold"/>
    </style:style>
    <style:style style:name="P9" style:family="paragraph" style:parent-style-name="Text_20_body">
      <style:text-properties fo:font-weight="bold" officeooo:rsid="004d8848" officeooo:paragraph-rsid="004d8848" style:font-weight-asian="bold" style:font-weight-complex="bold"/>
    </style:style>
    <style:style style:name="P10" style:family="paragraph" style:parent-style-name="Text_20_body">
      <style:text-properties fo:font-weight="bold" officeooo:rsid="004ee9f3" officeooo:paragraph-rsid="004ee9f3" style:font-weight-asian="bold" style:font-weight-complex="bold"/>
    </style:style>
    <style:style style:name="P11" style:family="paragraph" style:parent-style-name="Text_20_body">
      <style:text-properties fo:font-weight="bold" officeooo:rsid="005094ab" officeooo:paragraph-rsid="005094ab" style:font-weight-asian="bold" style:font-weight-complex="bold"/>
    </style:style>
    <style:style style:name="P12" style:family="paragraph" style:parent-style-name="Text_20_body">
      <style:text-properties fo:font-weight="bold" officeooo:rsid="00521e64" officeooo:paragraph-rsid="00521e64" style:font-weight-asian="bold" style:font-weight-complex="bold"/>
    </style:style>
    <style:style style:name="P13" style:family="paragraph" style:parent-style-name="Text_20_body">
      <style:text-properties fo:font-weight="bold" officeooo:rsid="005814b6" officeooo:paragraph-rsid="005814b6" style:font-weight-asian="bold" style:font-weight-complex="bold"/>
    </style:style>
    <style:style style:name="P14" style:family="paragraph" style:parent-style-name="Text_20_body">
      <style:text-properties fo:font-weight="bold" officeooo:rsid="00590e99" officeooo:paragraph-rsid="00590e99" style:font-weight-asian="bold" style:font-weight-complex="bold"/>
    </style:style>
    <style:style style:name="P15" style:family="paragraph" style:parent-style-name="Text_20_body">
      <style:text-properties fo:font-weight="bold" officeooo:rsid="00594f4a" officeooo:paragraph-rsid="00594f4a" style:font-weight-asian="bold" style:font-weight-complex="bold"/>
    </style:style>
    <style:style style:name="P16" style:family="paragraph" style:parent-style-name="Text_20_body">
      <style:text-properties fo:font-weight="bold" officeooo:rsid="005a73a6" officeooo:paragraph-rsid="005a73a6" style:font-weight-asian="bold" style:font-weight-complex="bold"/>
    </style:style>
    <style:style style:name="P17" style:family="paragraph" style:parent-style-name="Text_20_body">
      <style:text-properties fo:font-weight="bold" officeooo:rsid="005d2473" officeooo:paragraph-rsid="005d2473" style:font-weight-asian="bold" style:font-weight-complex="bold"/>
    </style:style>
    <style:style style:name="P18" style:family="paragraph" style:parent-style-name="Text_20_body">
      <style:text-properties fo:font-weight="bold" officeooo:rsid="005f0454" officeooo:paragraph-rsid="005f0454" style:font-weight-asian="bold" style:font-weight-complex="bold"/>
    </style:style>
    <style:style style:name="P19" style:family="paragraph" style:parent-style-name="Text_20_body">
      <style:text-properties fo:font-weight="bold" officeooo:rsid="00608cfe" officeooo:paragraph-rsid="00608cfe" style:font-weight-asian="bold" style:font-weight-complex="bold"/>
    </style:style>
    <style:style style:name="P20" style:family="paragraph" style:parent-style-name="Text_20_body">
      <style:text-properties officeooo:rsid="0013ae21" officeooo:paragraph-rsid="0014f69a"/>
    </style:style>
    <style:style style:name="P21" style:family="paragraph" style:parent-style-name="Text_20_body">
      <style:text-properties fo:font-weight="normal" officeooo:rsid="004b38eb" officeooo:paragraph-rsid="004b38eb" style:font-weight-asian="normal" style:font-weight-complex="normal"/>
    </style:style>
    <style:style style:name="P22" style:family="paragraph" style:parent-style-name="Text_20_body">
      <style:text-properties officeooo:rsid="00521e64" officeooo:paragraph-rsid="00521e64"/>
    </style:style>
    <style:style style:name="P23" style:family="paragraph" style:parent-style-name="Text_20_body">
      <style:text-properties style:text-position="0% 100%" fo:font-weight="bold" officeooo:rsid="004ee9f3" officeooo:paragraph-rsid="004ee9f3" style:font-weight-asian="bold" style:font-weight-complex="bold"/>
    </style:style>
    <style:style style:name="P24" style:family="paragraph" style:parent-style-name="Text_20_body">
      <style:text-properties officeooo:rsid="0055303c" officeooo:paragraph-rsid="0055303c"/>
    </style:style>
    <style:style style:name="P25" style:family="paragraph" style:parent-style-name="Text_20_body">
      <style:text-properties officeooo:rsid="00576fb2" officeooo:paragraph-rsid="00576fb2"/>
    </style:style>
    <style:style style:name="P26" style:family="paragraph" style:parent-style-name="Text_20_body">
      <style:text-properties officeooo:rsid="005a7bba" officeooo:paragraph-rsid="005a7bba"/>
    </style:style>
    <style:style style:name="P27" style:family="paragraph" style:parent-style-name="Title">
      <style:text-properties officeooo:rsid="000fad63" officeooo:paragraph-rsid="000fad63"/>
    </style:style>
    <style:style style:name="P28" style:family="paragraph" style:parent-style-name="Text_20_body" style:list-style-name="L1">
      <style:text-properties officeooo:rsid="005c4a22" officeooo:paragraph-rsid="005c4a22"/>
    </style:style>
    <style:style style:name="P29" style:family="paragraph" style:parent-style-name="Text_20_body">
      <style:text-properties style:text-position="0% 100%" fo:font-weight="normal" officeooo:rsid="00608cfe" officeooo:paragraph-rsid="00608cfe" style:font-weight-asian="normal" style:font-weight-complex="normal"/>
    </style:style>
    <style:style style:name="P30" style:family="paragraph" style:parent-style-name="Text_20_body">
      <style:text-properties style:text-position="0% 100%" fo:font-weight="normal" officeooo:rsid="00608cfe" officeooo:paragraph-rsid="0064465c" style:font-weight-asian="normal" style:font-weight-complex="normal"/>
    </style:style>
    <style:style style:name="P31" style:family="paragraph" style:parent-style-name="Text_20_body">
      <style:text-properties fo:font-weight="bold" officeooo:rsid="00608cfe" officeooo:paragraph-rsid="0064465c" style:font-weight-asian="bold" style:font-weight-complex="bold"/>
    </style:style>
    <style:style style:name="P32" style:family="paragraph" style:parent-style-name="Text_20_body">
      <style:text-properties fo:font-weight="bold" officeooo:rsid="00594f4a" officeooo:paragraph-rsid="00594f4a" style:font-weight-asian="bold" style:font-weight-complex="bold"/>
    </style:style>
    <style:style style:name="P33" style:family="paragraph" style:parent-style-name="Text_20_body">
      <style:text-properties officeooo:rsid="00624cdb" officeooo:paragraph-rsid="00624cdb"/>
    </style:style>
    <style:style style:name="P34" style:family="paragraph" style:parent-style-name="Text_20_body">
      <style:text-properties officeooo:rsid="0065e96c" officeooo:paragraph-rsid="0065e96c"/>
    </style:style>
    <style:style style:name="P35" style:family="paragraph" style:parent-style-name="Text_20_body">
      <style:text-properties officeooo:rsid="0066e82f" officeooo:paragraph-rsid="0066e82f"/>
    </style:style>
    <style:style style:name="P36" style:family="paragraph" style:parent-style-name="Text_20_body">
      <style:text-properties officeooo:rsid="00672c37" officeooo:paragraph-rsid="00672c37"/>
    </style:style>
    <style:style style:name="P37" style:family="paragraph" style:parent-style-name="Heading_20_1">
      <style:text-properties officeooo:rsid="005c4a22" officeooo:paragraph-rsid="005c4a22"/>
    </style:style>
    <style:style style:name="P38" style:family="paragraph" style:parent-style-name="Heading_20_1">
      <style:text-properties officeooo:rsid="001191b3" officeooo:paragraph-rsid="001191b3"/>
    </style:style>
    <style:style style:name="P39" style:family="paragraph" style:parent-style-name="Heading_20_1">
      <style:text-properties officeooo:rsid="00672c37" officeooo:paragraph-rsid="00672c37"/>
    </style:style>
    <style:style style:name="P40" style:family="paragraph" style:parent-style-name="Heading_20_3">
      <style:text-properties officeooo:rsid="001191b3" officeooo:paragraph-rsid="001191b3"/>
    </style:style>
    <style:style style:name="P41" style:family="paragraph" style:parent-style-name="Heading_20_3">
      <style:text-properties officeooo:rsid="005d2473" officeooo:paragraph-rsid="005d2473"/>
    </style:style>
    <style:style style:name="P42" style:family="paragraph" style:parent-style-name="Heading_20_4">
      <style:text-properties officeooo:rsid="001191b3" officeooo:paragraph-rsid="001191b3"/>
    </style:style>
    <style:style style:name="P43" style:family="paragraph" style:parent-style-name="Heading_20_4">
      <style:text-properties officeooo:rsid="004b38eb" officeooo:paragraph-rsid="004b38eb"/>
    </style:style>
    <style:style style:name="P44" style:family="paragraph" style:parent-style-name="Heading_20_4">
      <style:text-properties officeooo:rsid="004ee9f3" officeooo:paragraph-rsid="004ee9f3"/>
    </style:style>
    <style:style style:name="P45" style:family="paragraph" style:parent-style-name="Heading_20_4">
      <style:text-properties officeooo:rsid="005094ab" officeooo:paragraph-rsid="005094ab"/>
    </style:style>
    <style:style style:name="P46" style:family="paragraph" style:parent-style-name="Heading_20_4">
      <style:text-properties officeooo:rsid="005814b6" officeooo:paragraph-rsid="005814b6"/>
    </style:style>
    <style:style style:name="P47" style:family="paragraph" style:parent-style-name="Heading_20_4">
      <style:text-properties officeooo:rsid="00590e99" officeooo:paragraph-rsid="00590e99"/>
    </style:style>
    <style:style style:name="P48" style:family="paragraph" style:parent-style-name="Heading_20_4">
      <style:text-properties officeooo:rsid="005a73a6" officeooo:paragraph-rsid="005a73a6"/>
    </style:style>
    <style:style style:name="P49" style:family="paragraph" style:parent-style-name="Heading_20_4">
      <style:text-properties officeooo:rsid="005d2473" officeooo:paragraph-rsid="005d2473"/>
    </style:style>
    <style:style style:name="P50" style:family="paragraph" style:parent-style-name="Heading_20_4">
      <style:text-properties officeooo:rsid="00608cfe" officeooo:paragraph-rsid="00608cfe"/>
    </style:style>
    <style:style style:name="P51" style:family="paragraph" style:parent-style-name="Heading_20_4">
      <style:text-properties officeooo:rsid="0064465c" officeooo:paragraph-rsid="0064465c"/>
    </style:style>
    <style:style style:name="P52" style:family="paragraph" style:parent-style-name="Heading_20_4">
      <style:text-properties officeooo:rsid="00672c37" officeooo:paragraph-rsid="00672c37"/>
    </style:style>
    <style:style style:name="P5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9732" style:font-weight-asian="normal" style:font-weight-complex="normal"/>
    </style:style>
    <style:style style:name="T4" style:family="text">
      <style:text-properties fo:font-weight="normal" officeooo:rsid="004d8848" style:font-weight-asian="normal" style:font-weight-complex="normal"/>
    </style:style>
    <style:style style:name="T5" style:family="text">
      <style:text-properties fo:font-weight="normal" officeooo:rsid="004ee9f3" style:font-weight-asian="normal" style:font-weight-complex="normal"/>
    </style:style>
    <style:style style:name="T6" style:family="text">
      <style:text-properties fo:font-weight="normal" officeooo:rsid="00505c77" style:font-weight-asian="normal" style:font-weight-complex="normal"/>
    </style:style>
    <style:style style:name="T7" style:family="text">
      <style:text-properties fo:font-weight="normal" officeooo:rsid="00540a90" style:font-weight-asian="normal" style:font-weight-complex="normal"/>
    </style:style>
    <style:style style:name="T8" style:family="text">
      <style:text-properties fo:font-weight="normal" officeooo:rsid="0055303c" style:font-weight-asian="normal" style:font-weight-complex="normal"/>
    </style:style>
    <style:style style:name="T9" style:family="text">
      <style:text-properties fo:font-weight="normal" officeooo:rsid="0056bda8" style:font-weight-asian="normal" style:font-weight-complex="normal"/>
    </style:style>
    <style:style style:name="T10" style:family="text">
      <style:text-properties fo:font-weight="normal" officeooo:rsid="00576fb2" style:font-weight-asian="normal" style:font-weight-complex="normal"/>
    </style:style>
    <style:style style:name="T11" style:family="text">
      <style:text-properties fo:font-weight="normal" officeooo:rsid="005814b6" style:font-weight-asian="normal" style:font-weight-complex="normal"/>
    </style:style>
    <style:style style:name="T12" style:family="text">
      <style:text-properties fo:font-weight="normal" officeooo:rsid="005898bb" style:font-weight-asian="normal" style:font-weight-complex="normal"/>
    </style:style>
    <style:style style:name="T13" style:family="text">
      <style:text-properties fo:font-weight="normal" officeooo:rsid="005a7bba" style:font-weight-asian="normal" style:font-weight-complex="normal"/>
    </style:style>
    <style:style style:name="T14" style:family="text">
      <style:text-properties fo:font-weight="normal" officeooo:rsid="005a73a6" style:font-weight-asian="normal" style:font-weight-complex="normal"/>
    </style:style>
    <style:style style:name="T15" style:family="text">
      <style:text-properties fo:font-weight="normal" officeooo:rsid="005f0454" style:font-weight-asian="normal" style:font-weight-complex="normal"/>
    </style:style>
    <style:style style:name="T16" style:family="text">
      <style:text-properties fo:font-weight="normal" officeooo:rsid="00608cfe" style:font-weight-asian="normal" style:font-weight-complex="normal"/>
    </style:style>
    <style:style style:name="T17" style:family="text">
      <style:text-properties fo:font-weight="normal" officeooo:rsid="0065e96c" style:font-weight-asian="normal" style:font-weight-complex="normal"/>
    </style:style>
    <style:style style:name="T18" style:family="text">
      <style:text-properties fo:font-weight="normal" officeooo:rsid="00666950" style:font-weight-asian="normal" style:font-weight-complex="normal"/>
    </style:style>
    <style:style style:name="T19" style:family="text">
      <style:text-properties officeooo:rsid="00137a04"/>
    </style:style>
    <style:style style:name="T20" style:family="text">
      <style:text-properties officeooo:rsid="0014f69a"/>
    </style:style>
    <style:style style:name="T21" style:family="text">
      <style:text-properties style:text-position="super 58%"/>
    </style:style>
    <style:style style:name="T22" style:family="text">
      <style:text-properties style:text-position="super 58%" fo:font-weight="normal" style:font-weight-asian="normal" style:font-weight-complex="normal"/>
    </style:style>
    <style:style style:name="T23" style:family="text">
      <style:text-properties style:text-position="super 58%" fo:font-weight="normal" officeooo:rsid="00576fb2" style:font-weight-asian="normal" style:font-weight-complex="normal"/>
    </style:style>
    <style:style style:name="T24" style:family="text">
      <style:text-properties style:text-position="0% 100%"/>
    </style:style>
    <style:style style:name="T25" style:family="text">
      <style:text-properties style:text-position="0% 100%" fo:font-weight="normal" style:font-weight-asian="normal" style:font-weight-complex="normal"/>
    </style:style>
    <style:style style:name="T26" style:family="text">
      <style:text-properties style:text-position="0% 100%" fo:font-weight="normal" officeooo:rsid="004ee9f3" style:font-weight-asian="normal" style:font-weight-complex="normal"/>
    </style:style>
    <style:style style:name="T27" style:family="text">
      <style:text-properties style:text-position="0% 100%" fo:font-weight="normal" officeooo:rsid="00576fb2" style:font-weight-asian="normal" style:font-weight-complex="normal"/>
    </style:style>
    <style:style style:name="T28" style:family="text">
      <style:text-properties style:text-position="0% 100%" fo:font-weight="normal" officeooo:rsid="005a7221" style:font-weight-asian="normal" style:font-weight-complex="normal"/>
    </style:style>
    <style:style style:name="T29" style:family="text">
      <style:text-properties style:text-position="0% 100%" fo:font-weight="normal" officeooo:rsid="005a73a6" style:font-weight-asian="normal" style:font-weight-complex="normal"/>
    </style:style>
    <style:style style:name="T30" style:family="text">
      <style:text-properties style:text-position="0% 100%" fo:font-weight="normal" officeooo:rsid="0063806d" style:font-weight-asian="normal" style:font-weight-complex="normal"/>
    </style:style>
    <style:style style:name="T31" style:family="text">
      <style:text-properties officeooo:rsid="00547106"/>
    </style:style>
    <style:style style:name="T32" style:family="text">
      <style:text-properties officeooo:rsid="005814b6"/>
    </style:style>
    <style:style style:name="T33" style:family="text">
      <style:text-properties officeooo:rsid="005a7bba"/>
    </style:style>
    <style:style style:name="T34" style:family="text">
      <style:text-properties officeooo:rsid="00624cdb"/>
    </style:style>
    <style:style style:name="T35" style:family="text">
      <style:text-properties officeooo:rsid="00652008"/>
    </style:style>
    <style:style style:name="T36" style:family="text">
      <style:text-properties officeooo:rsid="006669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08 – Lists</text:p>
      <text:h text:style-name="P37" text:outline-level="1">Overview</text:h>
      <text:list xml:id="list43139829" text:style-name="L1">
        <text:list-item>
          <text:p text:style-name="P28">I completed all the Iterative Implementations of the List manipulator class</text:p>
          <text:list>
            <text:list-item>
              <text:p text:style-name="P28">I provided time and space complexities as well.</text:p>
            </text:list-item>
          </text:list>
        </text:list-item>
        <text:list-item>
          <text:p text:style-name="P28">Extensions: I completed some of the recursive implementations <text:span text:style-name="T34">(up to DeepCopy)</text:span></text:p>
        </text:list-item>
      </text:list>
      <text:h text:style-name="P39" text:outline-level="1">Design</text:h>
      <text:h text:style-name="Heading_20_3" text:outline-level="3">Iterative Methods</text:h>
      <text:h text:style-name="Heading_20_4" text:outline-level="4">ContainsDuplicates</text:h>
      <text:p text:style-name="P36">When designing this method I wanted to minimise duplicated comparisons so I only compared each element to the elements after it in the list.</text:p>
      <text:h text:style-name="Heading_20_4" text:outline-level="4">IsCircular</text:h>
      <text:p text:style-name="P36">As it was possible for an input list to be non-circular but still cyclic, I had to make a method to check for cycles. I couldn’t use Floyd’s algorithm as the node where the two pointer node’s meet in a cyclic list may not necessarily be the node that points back to the list.</text:p>
      <text:h text:style-name="P52" text:outline-level="4">Sort</text:h>
      <text:p text:style-name="P36">While the Worst Time Complexity will always be O(n<text:span text:style-name="T21">2</text:span>), by checking if any elements are swapped, the number of iterations for sets which are not in the worst ordering is reduced.</text:p>
      <text:p text:style-name="P36"/>
      <text:h text:style-name="Heading_20_3" text:outline-level="3"/>
      <text:h text:style-name="P38" text:outline-level="1">Implementation</text:h>
      <text:h text:style-name="P40" text:outline-level="3">Iterative Methods</text:h>
      <text:p text:style-name="P26">All the iterative methods have constant space complexity as they often only store a set number of nodes and other variables, regardless of list size.</text:p>
      <text:h text:style-name="P42" text:outline-level="4">Size</text:h>
      <text:p text:style-name="P2"><text:span text:style-name="T1">Worst Time Complexity:</text:span> O(n) Linear – <text:span text:style-name="T33">The list has to be be iterated through once.</text:span></text:p>
      <text:p text:style-name="P2"><text:span text:style-name="T1">Worst Size Complexity: </text:span>O(<text:span text:style-name="T31">1) Constant.</text:span></text:p>
      <text:h text:style-name="P42" text:outline-level="4"><text:soft-page-break/>Contains</text:h>
      <text:p text:style-name="P3">Worst Time Complexity:<text:span text:style-name="T2"> O(n) Linear – As the linked list is unordered each element has to be examined in turn. </text:span><text:span text:style-name="T13">Worst case occurs if the searched for element isn’t in, or at the end of the list.</text:span></text:p>
      <text:p text:style-name="P3">Worst Size Complexity:<text:span text:style-name="T2"> O(</text:span><text:span text:style-name="T13">1</text:span><text:span text:style-name="T2">) Constant.</text:span></text:p>
      <text:h text:style-name="Heading_20_4" text:outline-level="4">Coun<text:span text:style-name="T19">t</text:span></text:h>
      <text:p text:style-name="P4">Worst Time Complexity:<text:span text:style-name="T2"> </text:span><text:span text:style-name="T3">O(n) Linear – Every element in the list has to be examined to check if it matches the provided element. That means regardless of element being searched for the entire list has to be examined.</text:span></text:p>
      <text:p text:style-name="P5">Worst Size Complexity:<text:span text:style-name="T2"> O(3) Constant.</text:span></text:p>
      <text:h text:style-name="Heading_20_4" text:outline-level="4">ConvertToString</text:h>
      <text:p text:style-name="P5">Worst Time Complexity: <text:span text:style-name="T2">O(n) Linear – </text:span><text:span text:style-name="T13">Linked list has to be iterated through once in order to get strings of each object.</text:span></text:p>
      <text:p text:style-name="P5">Worst Size Complexity: <text:span text:style-name="T2">O(2) Constant.</text:span></text:p>
      <text:h text:style-name="Heading_20_4" text:outline-level="4">GetFromFront</text:h>
      <text:p text:style-name="P20">To check if an index is outside the current ListNode, I could have used the size method to check at the beginning, however <text:span text:style-name="T20">this would give a linear time even in in cases where the index is zero, because the size method has linear time. In my implementation, the InvalidIndexException is only thrown if the end of the list reached.</text:span></text:p>
      <text:p text:style-name="P6">Worst Time Complexity: <text:span text:style-name="T2">O(n) Linear – If index is more longer than the length of the ListNode or at the end then every element of the ListNode has to be iterated through before an exception is thrown.</text:span></text:p>
      <text:p text:style-name="P6">Worst Size Complexity: <text:span text:style-name="T2">O(</text:span><text:span text:style-name="T18">1</text:span><text:span text:style-name="T2">) Constant.</text:span></text:p>
      <text:h text:style-name="P43" text:outline-level="4">GetFromBack</text:h>
      <text:p text:style-name="P21">I chose to use the position from the back to calculate the equivalent position from the front and use the GetFromFront method.</text:p>
      <text:p text:style-name="P7">Worst Time Complexity: <text:span text:style-name="T2">O(n) Linear – the size method is always called so the minimum time is linear. GetFromFront also has a linear time complexity, so at worst the entire list has to be iterated through twice.</text:span></text:p>
      <text:p text:style-name="P7">Worst Size Complexity: <text:span text:style-name="T2">O(1) Constant</text:span></text:p>
      <text:h text:style-name="Heading_20_4" text:outline-level="4">DeepEquals</text:h>
      <text:p text:style-name="P8">Worst Time Complexity: <text:span text:style-name="T2">O(n) Linear – Each list is iterated through one </text:span><text:span text:style-name="T4">element at a time,</text:span><text:span text:style-name="T2"> at the same time.</text:span></text:p>
      <text:p text:style-name="P8">Worst Size Complexity: <text:span text:style-name="T2">O(</text:span><text:span text:style-name="T7">1) Constant</text:span><text:span text:style-name="T2"> </text:span></text:p>
      <text:h text:style-name="Heading_20_4" text:outline-level="4"><text:soft-page-break/>DeepCopy</text:h>
      <text:p text:style-name="P9">Worst Time Complexity:<text:span text:style-name="T2"> O(n) Linear – </text:span><text:span text:style-name="T5">The list is iterated through once in order to copy each element.</text:span></text:p>
      <text:p text:style-name="P10">Worst Size Complexity:<text:span text:style-name="T2"> </text:span><text:span text:style-name="T8">O(1) Constant </text:span></text:p>
      <text:h text:style-name="Heading_20_4" text:outline-level="4">ContainsDuplicates</text:h>
      <text:p text:style-name="P24">To minimise comparisons while iterating through the list I only compared an element to the elements that came after it. This leads to <text:span text:style-name="T26">n(n</text:span><text:span text:style-name="T30">-</text:span><text:span text:style-name="T26">1)/2 comparisons </text:span><text:span text:style-name="T25">being made instead of n</text:span><text:span text:style-name="T22">n </text:span><text:span text:style-name="T30">c</text:span><text:span text:style-name="T25">omparisons.</text:span></text:p>
      <text:p text:style-name="P10">Worst Time Complexity: <text:span text:style-name="T2">O(n</text:span><text:span text:style-name="T22">2</text:span><text:span text:style-name="T25">) Quadratic – at most there can be n(n-</text:span><text:span text:style-name="T30">1</text:span><text:span text:style-name="T25">)/2 comparisons being made by the method. This simplifies down to n</text:span><text:span text:style-name="T22">2</text:span><text:span text:style-name="T25">. This occurs if there isn’t a duplicate or if only the last 2 elements in the linked list are duplicates.</text:span></text:p>
      <text:p text:style-name="P23">Worst Size Complexity: <text:span text:style-name="T8">O(1) Constant </text:span></text:p>
      <text:h text:style-name="P44" text:outline-level="4">Append</text:h>
      <text:p text:style-name="P24">A node iterates through the linked list until it reaches the tail. It then points the tail to the head of the other list.</text:p>
      <text:p text:style-name="P10">Worst Time Complexity: <text:span text:style-name="T2">O(n) Linear – The entire linked list has to be iterated through in order to append one list onto the other.</text:span></text:p>
      <text:p text:style-name="P10">Worst Size Complexity: <text:span text:style-name="T8">O(1) Constant</text:span></text:p>
      <text:h text:style-name="Heading_20_4" text:outline-level="4">Flatten</text:h>
      <text:p text:style-name="P25">When implementing this method I initially called the append method in order to append each inner linked list to the new list. However this would mean iterating through each of the inner list each time a new list is appended, so instead I chose to store the tail node of the new linked list each time the new list was appended.</text:p>
      <text:p text:style-name="P10">Worst Time Complexity: <text:span text:style-name="T6">O(n) </text:span><text:span text:style-name="T10">Linear</text:span><text:span text:style-name="T6"> – </text:span><text:span text:style-name="T9">By storing the tail of the new list, each list added to the new list is only iterated through once.</text:span></text:p>
      <text:p text:style-name="P11">Worst Size Complexity:<text:span text:style-name="T2"> </text:span><text:span text:style-name="T11">O(n) Constant.</text:span></text:p>
      <text:h text:style-name="P45" text:outline-level="4">IsCircular</text:h>
      <text:p text:style-name="P22">In order to check if a linked list was circular, <text:span text:style-name="T32">and not only cyclic, each node has to be compared to each of the nodes before it. I chose to do this by having a node (henceforth the current node) iterate through the list keeping count of many nodes it has traversed. Then a follower node will iterate through until it matches the current node and keep count of how many nodes it has traversed. If the follower node has traversed a different number of nodes in order reach the same node, that must means the list has a cycle. If the follower and current node match at the head that means the list is circular.</text:span></text:p>
      <text:p text:style-name="P11"><text:soft-page-break/>Worst Time Complexity: <text:span text:style-name="T2">O(n</text:span><text:span text:style-name="T23">2</text:span><text:span text:style-name="T27">)</text:span><text:span text:style-name="T2"> </text:span><text:span text:style-name="T11">Quadratic</text:span><text:span text:style-name="T2"> – <text:s/></text:span><text:span text:style-name="T10">Each element is compared to each element before it. This means n(n</text:span><text:span text:style-name="T17">-1</text:span><text:span text:style-name="T10">)/2 comparisons are being made. </text:span><text:span text:style-name="T11">The worst case occurs only if the last element forms a cycle with itself or there isn’t a cycle.</text:span></text:p>
      <text:p text:style-name="P12">Worst Size Complexity: <text:span text:style-name="T11">O(</text:span><text:span text:style-name="T16">1</text:span><text:span text:style-name="T11">) – The current node, the follower node and their respective counts need to be stored.</text:span></text:p>
      <text:h text:style-name="P46" text:outline-level="4">ContainsCycles</text:h>
      <text:p text:style-name="P34">I used Floyd’s Algorithm. I had two node pointers moving at different speeds through the list. <text:span text:style-name="T36">If they met up this could only have been due to there being a cycle in the list.</text:span></text:p>
      <text:p text:style-name="P13">Worst Time Complexity:<text:span text:style-name="T2"> O(n) </text:span><text:span text:style-name="T17">Linear.</text:span></text:p>
      <text:p text:style-name="P13">Worst Size Complexity: <text:span text:style-name="T12">O(1) Constant </text:span></text:p>
      <text:h text:style-name="P47" text:outline-level="4">Sort</text:h>
      <text:p text:style-name="P14">Worst Time Complexity<text:span text:style-name="T2">: O(n</text:span><text:span text:style-name="T22">2</text:span><text:span text:style-name="T25">) Quadratic – Bubble sort has a worst case complexity of n</text:span><text:span text:style-name="T22">2</text:span><text:span text:style-name="T25"> if the list is in the exact opposite order it is meant to be in (e.g. ascending instead of descending)</text:span></text:p>
      <text:p text:style-name="P15"><text:span text:style-name="T24">Worst Size Complexity:</text:span><text:span text:style-name="T25"> O(1) Constant.</text:span></text:p>
      <text:h text:style-name="P53" text:outline-level="4">Map</text:h>
      <text:p text:style-name="P15"><text:span text:style-name="T24">Worst Time Complexity:</text:span><text:span text:style-name="T25"> O(n) Linear – </text:span><text:span text:style-name="T29">Each variable is iterated through once.</text:span></text:p>
      <text:p text:style-name="P15"><text:span text:style-name="T24">Worst Size Complexity: </text:span><text:span text:style-name="T28">O(1) Constant </text:span></text:p>
      <text:h text:style-name="P48" text:outline-level="4">Reduce:</text:h>
      <text:p text:style-name="P16">Worst Time Complexity: <text:span text:style-name="T2">O(n) Linear – each node is iterated through once in order to add to the sum variable.</text:span></text:p>
      <text:p text:style-name="P16">Worst Size Complexity: <text:span text:style-name="T2">O(1) Constant</text:span></text:p>
      <text:h text:style-name="P41" text:outline-level="3">Recursive Implementations</text:h>
      <text:h text:style-name="P49" text:outline-level="4">Size</text:h>
      <text:p text:style-name="P17">Worst Time Complexity: <text:span text:style-name="T2">O(n) </text:span><text:span text:style-name="T14">Linear –</text:span><text:span text:style-name="T2"> each element is examined once, n times.</text:span></text:p>
      <text:p text:style-name="P17">Worst Size Complexity:<text:span text:style-name="T2"> O(n) </text:span><text:span text:style-name="T14">Linear – </text:span><text:span text:style-name="T2"><text:s/>the entire list is stored in memory.</text:span></text:p>
      <text:h text:style-name="P49" text:outline-level="4">Contains</text:h>
      <text:p text:style-name="P17">Worst Time Complexity: <text:span text:style-name="T2">O(n) </text:span><text:span text:style-name="T14">Linear </text:span><text:span text:style-name="T2">– each node is examined once n times.</text:span></text:p>
      <text:p text:style-name="P17">Worst Size Complexity:<text:span text:style-name="T2"> O(n) </text:span><text:span text:style-name="T15">Linear</text:span></text:p>
      <text:h text:style-name="P49" text:outline-level="4">Count</text:h>
      <text:p text:style-name="P17">Worst Time Complexity: <text:span text:style-name="T2">O(n) </text:span><text:span text:style-name="T15">Linear – each element has to be examined once.</text:span></text:p>
      <text:p text:style-name="P18">Worst Size Complexity:<text:span text:style-name="T2"> O(n) Linear</text:span></text:p>
      <text:h text:style-name="P50" text:outline-level="4">ConvertToString</text:h>
      <text:p text:style-name="P19">Worst Time Complexity:<text:span text:style-name="T2"> O(n) Linear</text:span></text:p>
      <text:p text:style-name="P19">Worst Size Complexity: <text:span text:style-name="T2">O(n) Linear</text:span></text:p>
      <text:h text:style-name="P50" text:outline-level="4">GetFromFront</text:h>
      <text:p text:style-name="P19">Worst Time Complexity:<text:span text:style-name="T2"> O(n) Linear</text:span></text:p>
      <text:p text:style-name="P29">Worst Size Complexity: O(n) Linear</text:p>
      <text:h text:style-name="P50" text:outline-level="4">GetFromBack</text:h>
      <text:p text:style-name="P19">Worst Time Complexity:<text:span text:style-name="T2"> O(n) Linear</text:span></text:p>
      <text:p text:style-name="P29"><text:span text:style-name="T1">Worst Size Complexity:</text:span> O(n) Linear</text:p>
      <text:h text:style-name="P51" text:outline-level="4">DeepEquals</text:h>
      <text:p text:style-name="P31">Worst Time Complexity:<text:span text:style-name="T2"> O(n) Linear</text:span></text:p>
      <text:p text:style-name="P30"><text:span text:style-name="T1">Worst Size Complexity:</text:span> O(n) Linear</text:p>
      <text:h text:style-name="P51" text:outline-level="4"><text:soft-page-break/>DeepCopy</text:h>
      <text:p text:style-name="P31">Worst Time Complexity:<text:span text:style-name="T2"> O(n) Linear</text:span></text:p>
      <text:p text:style-name="P30"><text:span text:style-name="T1">Worst Size Complexity:</text:span> O(n) Linear</text:p>
      <text:h text:style-name="Heading_20_1" text:outline-level="1">Difficulties</text:h>
      <text:p text:style-name="P33">For many of my methods I didn’t use tried not to use the head node, this was because I assumed that if I made another variable (e.g. currentNode) equal to it and then changed the node that currentNode was referencing, the reference would also change in head node. I now know that is not that case however.</text:p>
      <text:p text:style-name="P35">Going through the JUnit tests, I couldn’t find gaps or oversights in the testing. Each of the tests seemed to cover cases where one or both of the inputs where null, they covered a range of normal cases and looked for exceptions when they should have been called.</text:p>
      <text:h text:style-name="Heading_20_1" text:outline-level="1">Bibliography</text:h>
      <text:p text:style-name="Text_20_body"><text:a xlink:type="simple" xlink:href="https://codingfreak.blogspot.com/2012/09/detecting-loop-in-singly-linked-list_22.html" text:style-name="Internet_20_link" text:visited-style-name="Visited_20_Internet_20_Link">https://codingfreak.blogspot.com/2012/09/detecting-loop-in-singly-linked-list_22.html</text:a> – <text:span text:style-name="T35">I used this website while researching an algorithm to detect cycles itera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ad63" officeooo:paragraph-rsid="000fad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CS2001<text:tab/>04/1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18:37.737000000</meta:creation-date>
    <dc:date>2018-11-07T13:15:34.172229754</dc:date>
    <meta:editing-duration>PT2H13M27S</meta:editing-duration>
    <meta:editing-cycles>18</meta:editing-cycles>
    <meta:generator>LibreOffice/6.0.6.2$Linux_X86_64 LibreOffice_project/00$Build-2</meta:generator>
    <meta:document-statistic meta:table-count="0" meta:image-count="0" meta:object-count="0" meta:page-count="6" meta:paragraph-count="102" meta:word-count="1292" meta:character-count="7697" meta:non-whitespace-character-count="6481"/>
  </office:meta>
</office:document-meta>
</file>